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Header">
      <style:text-properties officeooo:rsid="00148af3" officeooo:paragraph-rsid="00148a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8af3" officeooo:paragraph-rsid="00148a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González Riv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09:15:41.374270673</meta:creation-date>
    <dc:date>2018-09-20T09:16:45.382461434</dc:date>
    <meta:editing-duration>PT1M4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6.0.3.2$Linux_X86_64 LibreOffice_project/00m0$Build-2</meta:generator>
  </office:meta>
</office:document-meta>
</file>